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articipante1" style:family="table">
      <style:table-properties style:width="17.013cm" fo:margin-left="0cm" table:align="left"/>
    </style:style>
    <style:style style:name="Participante1.A" style:family="table-column">
      <style:table-column-properties style:column-width="2.91cm"/>
    </style:style>
    <style:style style:name="Participante1.B" style:family="table-column">
      <style:table-column-properties style:column-width="14.102cm"/>
    </style:style>
    <style:style style:name="Participante1.A1" style:family="table-cell">
      <style:table-cell-properties fo:padding="0.097cm" fo:border-left="0.05pt solid #000000" fo:border-right="none" fo:border-top="0.05pt solid #000000" fo:border-bottom="0.05pt solid #000000"/>
    </style:style>
    <style:style style:name="Participante1.B1" style:family="table-cell">
      <style:table-cell-properties fo:padding="0.097cm" fo:border="0.05pt solid #000000"/>
    </style:style>
    <style:style style:name="Participante1.A2" style:family="table-cell">
      <style:table-cell-properties fo:padding="0.097cm" fo:border-left="0.05pt solid #000000" fo:border-right="none" fo:border-top="none" fo:border-bottom="0.05pt solid #000000"/>
    </style:style>
    <style:style style:name="Participant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91cm"/>
    </style:style>
    <style:style style:name="Tabla1.B" style:family="table-column">
      <style:table-column-properties style:column-width="14.1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14.10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14.10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68cc" officeooo:paragraph-rsid="001468c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468cc" officeooo:paragraph-rsid="001468c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68cc" officeooo:paragraph-rsid="001468c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68cc" officeooo:paragraph-rsid="001530d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68cc" officeooo:paragraph-rsid="001590f2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623b4" officeooo:paragraph-rsid="001623b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7706a" officeooo:paragraph-rsid="0017706a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paragraph-rsid="001590f2"/>
    </style:style>
    <style:style style:name="P9" style:family="paragraph" style:parent-style-name="Standard">
      <style:text-properties fo:font-weight="bold" officeooo:paragraph-rsid="001590f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1530d5" officeooo:paragraph-rsid="001530d5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1590f2" officeooo:paragraph-rsid="001590f2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1468cc" officeooo:paragraph-rsid="001468cc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1468cc" officeooo:paragraph-rsid="001623b4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8c6c0" officeooo:paragraph-rsid="0018c6c0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590f2" officeooo:paragraph-rsid="001590f2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font-weight="bold" officeooo:rsid="001590f2" officeooo:paragraph-rsid="001590f2" style:font-size-asian="10.5pt" style:font-weight-asian="bold" style:font-size-complex="12pt" style:font-weight-complex="bold"/>
    </style:style>
    <style:style style:name="P17" style:family="paragraph" style:parent-style-name="Table_20_Contents">
      <style:text-properties officeooo:rsid="001623b4" officeooo:paragraph-rsid="001623b4"/>
    </style:style>
    <style:style style:name="P18" style:family="paragraph" style:parent-style-name="Table_20_Contents">
      <style:text-properties fo:color="#ff3300" officeooo:rsid="001623b4" officeooo:paragraph-rsid="001623b4"/>
    </style:style>
    <style:style style:name="T1" style:family="text">
      <style:text-properties officeooo:rsid="001530d5"/>
    </style:style>
    <style:style style:name="T2" style:family="text">
      <style:text-properties officeooo:rsid="001623b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officeooo:rsid="0017706a"/>
    </style:style>
    <style:style style:name="T5" style:family="text">
      <style:text-properties officeooo:rsid="0018c6c0"/>
    </style:style>
    <style:style style:name="T6" style:family="text">
      <style:text-properties officeooo:rsid="001a97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PROYECTO</text:p>
      <text:p text:style-name="P3"/>
      <text:p text:style-name="P2">1<text:span text:style-name="T3">-Introducción.</text:span></text:p>
      <text:p text:style-name="P2"><text:span text:style-name="T3"/></text:p>
      <text:p text:style-name="P3">En este documento trataremos el plan de proyecto de nuestra aplicación web a desarrollar. <text:span text:style-name="T1">E</text:span>s una versión sencilla de una aplicación web empresarial desde la cual poder gestionar ofertas de empleo y las inscripciones de posibles candidatos.</text:p>
      <text:p text:style-name="P12"/>
      <text:p text:style-name="P3"/>
      <text:p text:style-name="P10"><text:span text:style-name="T2">2</text:span>-División en Roles.</text:p>
      <text:p text:style-name="P4"/>
      <table:table table:name="Participante1" table:style-name="Participante1">
        <table:table-column table:style-name="Participante1.A"/>
        <table:table-column table:style-name="Participante1.B"/>
        <table:table-row>
          <table:table-cell table:style-name="Participante1.A1" office:value-type="string">
            <text:p text:style-name="P16">Participante:</text:p>
          </table:table-cell>
          <table:table-cell table:style-name="Participante1.B1" office:value-type="string">
            <text:p text:style-name="P15">Jesús Javier Vidal Florindo</text:p>
          </table:table-cell>
        </table:table-row>
        <table:table-row>
          <table:table-cell table:style-name="Participante1.A2" office:value-type="string">
            <text:p text:style-name="P16">Rol:</text:p>
          </table:table-cell>
          <table:table-cell table:style-name="Participante1.B2" office:value-type="string">
            <text:p text:style-name="P15">Jefe de Proyecto, Arquitecto software </text:p>
          </table:table-cell>
        </table:table-row>
      </table:table>
      <text:p text:style-name="P4"/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Participante:</text:p>
          </table:table-cell>
          <table:table-cell table:style-name="Tabla1.B1" office:value-type="string">
            <text:p text:style-name="P15">Daniel Cabrera López</text:p>
          </table:table-cell>
        </table:table-row>
        <table:table-row>
          <table:table-cell table:style-name="Tabla1.A2" office:value-type="string">
            <text:p text:style-name="P16">Rol:</text:p>
          </table:table-cell>
          <table:table-cell table:style-name="Tabla1.B2" office:value-type="string">
            <text:p text:style-name="P15">Analista/Programador, Diseñador de interfaz de usuario</text:p>
          </table:table-cell>
        </table:table-row>
      </table:table>
      <text:p text:style-name="P8"/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Participante:</text:p>
          </table:table-cell>
          <table:table-cell table:style-name="Tabla2.B1" office:value-type="string">
            <text:p text:style-name="P15">Luis Miguel Paez </text:p>
          </table:table-cell>
        </table:table-row>
        <table:table-row>
          <table:table-cell table:style-name="Tabla2.A2" office:value-type="string">
            <text:p text:style-name="P16">Rol:</text:p>
          </table:table-cell>
          <table:table-cell table:style-name="Tabla2.B2" office:value-type="string">
            <text:p text:style-name="P15">Codificador de pruebas, Evaluador interno 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>Participante:</text:p>
          </table:table-cell>
          <table:table-cell table:style-name="Tabla3.B1" office:value-type="string">
            <text:p text:style-name="P15">Carlos </text:p>
          </table:table-cell>
        </table:table-row>
        <table:table-row>
          <table:table-cell table:style-name="Tabla3.A2" office:value-type="string">
            <text:p text:style-name="P16">Rol:</text:p>
          </table:table-cell>
          <table:table-cell table:style-name="Tabla3.B2" office:value-type="string">
            <text:p text:style-name="P15">Administrador de base de datos, Administrador de sistemas</text:p>
          </table:table-cell>
        </table:table-row>
      </table:table>
      <text:p text:style-name="P8"/>
      <text:p text:style-name="P8"/>
      <text:p text:style-name="P8"/>
      <text:p text:style-name="P9"><text:span text:style-name="T2">3</text:span>-<text:span text:style-name="T2">Entregables.</text:span></text:p>
      <text:p text:style-name="P9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17">Plan de Proyecto</text:p>
          </table:table-cell>
          <table:table-cell table:style-name="Tabla4.B1" office:value-type="string">
            <text:p text:style-name="P18">En desarrollo...</text:p>
          </table:table-cell>
        </table:table-row>
        <table:table-row>
          <table:table-cell table:style-name="Tabla4.A2" office:value-type="string">
            <text:p text:style-name="P17">Requisitos</text:p>
          </table:table-cell>
          <table:table-cell table:style-name="Tabla4.B2" office:value-type="string">
            <text:p text:style-name="P18">En desarrollo...</text:p>
          </table:table-cell>
        </table:table-row>
        <table:table-row>
          <table:table-cell table:style-name="Tabla4.A2" office:value-type="string">
            <text:p text:style-name="P17">Análisis</text:p>
          </table:table-cell>
          <table:table-cell table:style-name="Tabla4.B2" office:value-type="string">
            <text:p text:style-name="P18">En desarrollo...</text:p>
          </table:table-cell>
        </table:table-row>
        <table:table-row>
          <table:table-cell table:style-name="Tabla4.A2" office:value-type="string">
            <text:p text:style-name="P17">Diseño</text:p>
          </table:table-cell>
          <table:table-cell table:style-name="Tabla4.B2" office:value-type="string">
            <text:p text:style-name="P18">En desarrollo...</text:p>
          </table:table-cell>
        </table:table-row>
        <table:table-row>
          <table:table-cell table:style-name="Tabla4.A2" office:value-type="string">
            <text:p text:style-name="P17">Implementación </text:p>
          </table:table-cell>
          <table:table-cell table:style-name="Tabla4.B2" office:value-type="string">
            <text:p text:style-name="P18">En desarrollo...</text:p>
          </table:table-cell>
        </table:table-row>
        <table:table-row>
          <table:table-cell table:style-name="Tabla4.A2" office:value-type="string">
            <text:p text:style-name="P17">Pruebas</text:p>
          </table:table-cell>
          <table:table-cell table:style-name="Tabla4.B2" office:value-type="string">
            <text:p text:style-name="P18">En desarrollo...</text:p>
          </table:table-cell>
        </table:table-row>
        <table:table-row>
          <table:table-cell table:style-name="Tabla4.A2" office:value-type="string">
            <text:p text:style-name="P17">Implantación </text:p>
          </table:table-cell>
          <table:table-cell table:style-name="Tabla4.B2" office:value-type="string">
            <text:p text:style-name="P18">En desarrollo...</text:p>
          </table:table-cell>
        </table:table-row>
      </table:table>
      <text:p text:style-name="P8"/>
      <text:p text:style-name="P11"/>
      <text:p text:style-name="P13"><text:span text:style-name="T2">4</text:span>-<text:span text:style-name="T2">Tiempos de desarrollo.</text:span></text:p>
      <text:p text:style-name="P11"/>
      <text:p text:style-name="P6">El desarrollo del proyecto debe abarcar 8 semanas, cada <text:span text:style-name="T4">iteración</text:span> durara una semana <text:span text:style-name="T4">donde el equipo se reunirán y analizaran el progreso del proyecto.</text:span></text:p>
      <text:p text:style-name="P6"/>
      <text:p text:style-name="P11"/>
      <text:p text:style-name="P11"><text:soft-page-break/><text:span text:style-name="T2">5</text:span>-Plazos <text:span text:style-name="T2">de entrega.</text:span></text:p>
      <text:p text:style-name="P11"/>
      <text:p text:style-name="P11"/>
      <text:p text:style-name="P11"><text:span text:style-name="T2">6</text:span>-<text:span text:style-name="T2">Reuniones.</text:span></text:p>
      <text:p text:style-name="P7"/>
      <text:p text:style-name="P7">En un principio la comunicación de nuestro <text:span text:style-name="T6">equipo</text:span> se realiza a través de Whatsapp. Por otro lado se <text:span text:style-name="T6">h</text:span>a creado una carpeta en Google Drive para la compartición de archivos y un repositorio en Github</text:p>
      <text:p text:style-name="P7">Cada componente del equipo revisar<text:span text:style-name="T5">á</text:span> su trabajo realizado antes de las reuniones grupales para llevar clara las ideas y problemas surgidos.</text:p>
      <text:p text:style-name="P7">Estas reuniones tendrán lugar 1 o 2 veces a la semana, según nuestro progreso.</text:p>
      <text:p text:style-name="P7"/>
      <text:p text:style-name="P7">Reuniones:</text:p>
      <text:p text:style-name="P7"/>
      <text:p text:style-name="P14">21/04/2016<text:tab/><text:tab/>Planificación del proyecto y creación carpeta compartida.</text:p>
      <text:p text:style-name="P14">25/04/2016<text:tab/><text:tab/>Asignación de roles. </text:p>
      <text:p text:style-name="P14">28/04/2016<text:tab/><text:tab/>Reunión presencial en clase para definir la descripción actual del <text:tab/><text:tab/><text:tab/>sistema y reparto de tareas.</text:p>
      <text:p text:style-name="P14">04/05/2016<text:tab/><text:tab/>Reunión en sala de trabajo de la facultad.</text:p>
      <text:p text:style-name="P14">05/05/2016<text:tab/><text:tab/>Reunión en clase, revisión del progreso de la semana.</text:p>
      <text:p text:style-name="P14">-------------</text:p>
      <text:p text:style-name="P14">-------------</text:p>
      <text:p text:style-name="P14">-------------</text:p>
      <text:p text:style-name="P14"/>
      <text:p text:style-name="P11"/>
      <text:p text:style-name="P11"><text:span text:style-name="T2">7</text:span>-<text:span text:style-name="T2">Tecnologías.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1:52:41.468548159</meta:creation-date>
    <dc:date>2016-04-28T13:30:57.753602772</dc:date>
    <meta:editing-duration>PT18M33S</meta:editing-duration>
    <meta:editing-cycles>3</meta:editing-cycles>
    <meta:generator>LibreOffice/4.2.8.2$Linux_X86_64 LibreOffice_project/420m0$Build-2</meta:generator>
    <meta:document-statistic meta:table-count="5" meta:image-count="0" meta:object-count="0" meta:page-count="2" meta:paragraph-count="52" meta:word-count="264" meta:character-count="1836" meta:non-whitespace-character-count="1607"/>
  </office:meta>
</office:document-meta>
</file>